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4049in" table:align="left"/>
    </style:style>
    <style:style style:name="Table1.A" style:family="table-column">
      <style:table-column-properties style:column-width="1.4306in"/>
    </style:style>
    <style:style style:name="Table1.B" style:family="table-column">
      <style:table-column-properties style:column-width="2.974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6819in" table:align="left"/>
    </style:style>
    <style:style style:name="Table2.A" style:family="table-column">
      <style:table-column-properties style:column-width="2.3785in"/>
    </style:style>
    <style:style style:name="Table2.B" style:family="table-column">
      <style:table-column-properties style:column-width="2.303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1118in" table:align="left"/>
    </style:style>
    <style:style style:name="Table3.A" style:family="table-column">
      <style:table-column-properties style:column-width="1.0097in"/>
    </style:style>
    <style:style style:name="Table3.B" style:family="table-column">
      <style:table-column-properties style:column-width="2.102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2.3924in" table:align="left"/>
    </style:style>
    <style:style style:name="Table4.A" style:family="table-column">
      <style:table-column-properties style:column-width="0.6674in"/>
    </style:style>
    <style:style style:name="Table4.B" style:family="table-column">
      <style:table-column-properties style:column-width="1.725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Horizontal_20_Line">
      <style:text-properties officeooo:rsid="00022db5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1" text:outline-level="1">🏗️ <text:span text:style-name="Strong_20_Emphasis">PROJECT RESONANCE</text:span></text:h>
      <text:p text:style-name="Text_20_body"><text:span text:style-name="Strong_20_Emphasis">Industrial Acoustic &amp; Vibration Anomaly Detection (Edge AI)</text:span></text:p>
      <text:p text:style-name="Horizontal_20_Line"/>
      <text:h text:style-name="Heading_20_1" text:outline-level="1">1️⃣ System Intent</text:h>
      <text:p text:style-name="Text_20_body"><text:span text:style-name="Strong_20_Emphasis">Goal:</text:span><text:line-break/>Detect abnormal mechanical behavior (bearing wear, imbalance, misalignment, looseness, cavitation) using vibration &amp; acoustic signals on an <text:span text:style-name="Strong_20_Emphasis">offline edge device</text:span>.</text:p>
      <text:p text:style-name="Text_20_body"><text:span text:style-name="Strong_20_Emphasis">The system does not control machines.</text:span><text:line-break/>It is a <text:span text:style-name="Strong_20_Emphasis">diagnostic intelligence layer</text:span>.</text:p>
      <text:p text:style-name="Horizontal_20_Line"/>
      <text:h text:style-name="Heading_20_1" text:outline-level="1">2️⃣ Core Principles (Non-negotiable)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Rule</text:p>
            </table:table-cell>
            <table:table-cell table:style-name="Table1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1.A1" office:value-type="string">
            <text:p text:style-name="Table_20_Contents">Physics-first</text:p>
          </table:table-cell>
          <table:table-cell table:style-name="Table1.A1" office:value-type="string">
            <text:p text:style-name="Table_20_Contents">Filters and thresholds happen before AI</text:p>
          </table:table-cell>
        </table:table-row>
        <table:table-row>
          <table:table-cell table:style-name="Table1.A1" office:value-type="string">
            <text:p text:style-name="Table_20_Contents">Deterministic safety</text:p>
          </table:table-cell>
          <table:table-cell table:style-name="Table1.A1" office:value-type="string">
            <text:p text:style-name="Table_20_Contents">Hard-coded vibration thresholds bypass AI</text:p>
          </table:table-cell>
        </table:table-row>
        <table:table-row>
          <table:table-cell table:style-name="Table1.A1" office:value-type="string">
            <text:p text:style-name="Table_20_Contents">Advisory only</text:p>
          </table:table-cell>
          <table:table-cell table:style-name="Table1.A1" office:value-type="string">
            <text:p text:style-name="Table_20_Contents">System never controls machinery</text:p>
          </table:table-cell>
        </table:table-row>
        <table:table-row>
          <table:table-cell table:style-name="Table1.A1" office:value-type="string">
            <text:p text:style-name="Table_20_Contents">Offline</text:p>
          </table:table-cell>
          <table:table-cell table:style-name="Table1.A1" office:value-type="string">
            <text:p text:style-name="Table_20_Contents">No cloud dependency</text:p>
          </table:table-cell>
        </table:table-row>
        <table:table-row>
          <table:table-cell table:style-name="Table1.A1" office:value-type="string">
            <text:p text:style-name="Table_20_Contents">Explainable</text:p>
          </table:table-cell>
          <table:table-cell table:style-name="Table1.A1" office:value-type="string">
            <text:p text:style-name="Table_20_Contents">All alerts are grounded in signal features</text:p>
          </table:table-cell>
        </table:table-row>
      </table:table>
      <text:p text:style-name="Horizontal_20_Line"/>
      <text:h text:style-name="Heading_20_1" text:outline-level="1">3️⃣ Hardware Layer</text:h>
      <text:h text:style-name="Heading_20_2" text:outline-level="2">3.1 Sensors</text:h>
      <text:p text:style-name="Text_20_body">Two signal source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Sensor</text:p>
            </table:table-cell>
            <table:table-cell table:style-name="Table2.A1" office:value-type="string">
              <text:p text:style-name="Table_20_Heading">What it capture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Piezo vibration pickup</text:span></text:p>
          </table:table-cell>
          <table:table-cell table:style-name="Table2.A1" office:value-type="string">
            <text:p text:style-name="Table_20_Contents">Bearing, shaft, gearbox vibration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ir-coupled piezo mic (optional)</text:span></text:p>
          </table:table-cell>
          <table:table-cell table:style-name="Table2.A1" office:value-type="string">
            <text:p text:style-name="Table_20_Contents">Leaks, cavitation, exhaust</text:p>
          </table:table-cell>
        </table:table-row>
      </table:table>
      <text:p text:style-name="Text_20_body">These are not industrial-grade accelerometers, but they <text:span text:style-name="Strong_20_Emphasis">capture harmonic structure</text:span>, which is what the AI needs.</text:p>
      <text:p text:style-name="Horizontal_20_Line"/>
      <text:h text:style-name="Heading_20_2" text:outline-level="2">3.2 Mechanical testbed</text:h>
      <text:p text:style-name="Text_20_body">A <text:span text:style-name="Strong_20_Emphasis">small DC motor with a bearing and shaft</text:span> is used as a <text:span text:style-name="Strong_20_Emphasis">vibration exciter</text:span>.</text:p>
      <text:p text:style-name="Text_20_body"><text:soft-page-break/>Faults are induced by:</text:p>
      <text:list text:style-name="L1">
        <text:list-item>
          <text:p text:style-name="P3">imbalance (tape on rotor)</text:p>
        </text:list-item>
        <text:list-item>
          <text:p text:style-name="P3">misalignment</text:p>
        </text:list-item>
        <text:list-item>
          <text:p text:style-name="P3">loose mounting</text:p>
        </text:list-item>
        <text:list-item>
          <text:p text:style-name="P3">friction load</text:p>
        </text:list-item>
        <text:list-item>
          <text:p text:style-name="P3">synthetic spectral injection</text:p>
        </text:list-item>
      </text:list>
      <text:p text:style-name="Horizontal_20_Line"/>
      <text:h text:style-name="Heading_20_1" text:outline-level="1">4️⃣ Signal Physics</text:h>
      <text:p text:style-name="Text_20_body">Mechanical faults create <text:span text:style-name="Strong_20_Emphasis">frequency signatures</text:span>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Fault</text:p>
            </table:table-cell>
            <table:table-cell table:style-name="Table3.A1" office:value-type="string">
              <text:p text:style-name="Table_20_Heading">Spectral pattern</text:p>
            </table:table-cell>
          </table:table-row>
        </table:table-header-rows>
        <table:table-row>
          <table:table-cell table:style-name="Table3.A1" office:value-type="string">
            <text:p text:style-name="Table_20_Contents">Bearing wear</text:p>
          </table:table-cell>
          <table:table-cell table:style-name="Table3.A1" office:value-type="string">
            <text:p text:style-name="Table_20_Contents">High-frequency harmonics</text:p>
          </table:table-cell>
        </table:table-row>
        <table:table-row>
          <table:table-cell table:style-name="Table3.A1" office:value-type="string">
            <text:p text:style-name="Table_20_Contents">Misalignment</text:p>
          </table:table-cell>
          <table:table-cell table:style-name="Table3.A1" office:value-type="string">
            <text:p text:style-name="Table_20_Contents">Strong 2×, 3× shaft frequency</text:p>
          </table:table-cell>
        </table:table-row>
        <table:table-row>
          <table:table-cell table:style-name="Table3.A1" office:value-type="string">
            <text:p text:style-name="Table_20_Contents">Imbalance</text:p>
          </table:table-cell>
          <table:table-cell table:style-name="Table3.A1" office:value-type="string">
            <text:p text:style-name="Table_20_Contents">Large 1× shaft peak</text:p>
          </table:table-cell>
        </table:table-row>
        <table:table-row>
          <table:table-cell table:style-name="Table3.A1" office:value-type="string">
            <text:p text:style-name="Table_20_Contents">Cavitation</text:p>
          </table:table-cell>
          <table:table-cell table:style-name="Table3.A1" office:value-type="string">
            <text:p text:style-name="Table_20_Contents">Broadband noise</text:p>
          </table:table-cell>
        </table:table-row>
        <table:table-row>
          <table:table-cell table:style-name="Table3.A1" office:value-type="string">
            <text:p text:style-name="Table_20_Contents">Looseness</text:p>
          </table:table-cell>
          <table:table-cell table:style-name="Table3.A1" office:value-type="string">
            <text:p text:style-name="Table_20_Contents">Sidebands</text:p>
          </table:table-cell>
        </table:table-row>
      </table:table>
      <text:p text:style-name="Text_20_body">These exist mostly in:</text:p>
      <text:p text:style-name="Quotations"><text:span text:style-name="Strong_20_Emphasis">100 Hz – 10 kHz</text:span></text:p>
      <text:p text:style-name="Text_20_body">Human voice lives in:</text:p>
      <text:p text:style-name="Quotations"><text:span text:style-name="Strong_20_Emphasis">80 Hz – 3 kHz</text:span></text:p>
      <text:p text:style-name="Text_20_body">Therefore we do not band-stop — we isolate machine bands.</text:p>
      <text:p text:style-name="Horizontal_20_Line"/>
      <text:h text:style-name="Heading_20_1" text:outline-level="1">5️⃣ DSP Pipeline (Node A — C++)</text:h>
      <text:h text:style-name="Heading_20_3" text:outline-level="3">Input</text:h>
      <text:list text:style-name="L2">
        <text:list-item>
          <text:p text:style-name="P4">Audio stream from USB ADC</text:p>
        </text:list-item>
        <text:list-item>
          <text:p text:style-name="P4">Sampling: 44.1 kHz or 48 kHz</text:p>
        </text:list-item>
      </text:list>
      <text:p text:style-name="Horizontal_20_Line"/>
      <text:h text:style-name="Heading_20_3" text:outline-level="3">Step 1 — Windowing</text:h>
      <text:p text:style-name="Text_20_body">Collect:</text:p>
      <text:p text:style-name="Quotations"><text:span text:style-name="Strong_20_Emphasis">4096–8192 samples</text:span> per frame<text:line-break/>(~85–170 ms)</text:p>
      <text:p text:style-name="Horizontal_20_Line"/>
      <text:h text:style-name="Heading_20_3" text:outline-level="3"><text:soft-page-break/>Step 2 — Filtering</text:h>
      <text:p text:style-name="Text_20_body">Apply:</text:p>
      <text:list text:style-name="L3">
        <text:list-item>
          <text:p text:style-name="P5"><text:span text:style-name="Strong_20_Emphasis">High-pass: 100–200 Hz</text:span></text:p>
        </text:list-item>
        <text:list-item>
          <text:p text:style-name="P5"><text:span text:style-name="Strong_20_Emphasis">Low-pass: 10–20 kHz</text:span></text:p>
        </text:list-item>
      </text:list>
      <text:p text:style-name="Text_20_body">Removes:</text:p>
      <text:list text:style-name="L4">
        <text:list-item>
          <text:p text:style-name="P6">DC offset</text:p>
        </text:list-item>
        <text:list-item>
          <text:p text:style-name="P6">wind</text:p>
        </text:list-item>
        <text:list-item>
          <text:p text:style-name="P6">speech</text:p>
        </text:list-item>
        <text:list-item>
          <text:p text:style-name="P6">mains hum</text:p>
        </text:list-item>
      </text:list>
      <text:p text:style-name="Horizontal_20_Line"/>
      <text:h text:style-name="Heading_20_3" text:outline-level="3">Step 3 — RMS safety gate</text:h>
      <text:p text:style-name="Text_20_body">Compute:</text:p>
      <text:p text:style-name="P2"><text:span text:style-name="Source_20_Text">RMS = sqrt(mean(signal²))</text:span></text:p>
      <text:p text:style-name="Text_20_body">If:</text:p>
      <text:p text:style-name="P2"><text:span text:style-name="Source_20_Text">RMS &gt; CRITICAL_THRESHOLD</text:span></text:p>
      <text:p text:style-name="Text_20_body">→ <text:span text:style-name="Strong_20_Emphasis">Immediate alarm</text:span> (AI bypassed)</text:p>
      <text:p text:style-name="Text_20_body">This prevents AI missing catastrophic vibration.</text:p>
      <text:p text:style-name="Horizontal_20_Line"/>
      <text:h text:style-name="Heading_20_3" text:outline-level="3">Step 4 — FFT</text:h>
      <text:p text:style-name="Text_20_body">Perform FFT:</text:p>
      <text:p text:style-name="P2"><text:span text:style-name="Source_20_Text">FFT(windowed_signal)</text:span></text:p>
      <text:p text:style-name="Text_20_body">Use:</text:p>
      <text:list text:style-name="L5">
        <text:list-item>
          <text:p text:style-name="P7">1024 or 2048 frequency bins</text:p>
        </text:list-item>
      </text:list>
      <text:p text:style-name="Horizontal_20_Line"/>
      <text:h text:style-name="Heading_20_3" text:outline-level="3">Step 5 — Spectrogram</text:h>
      <text:p text:style-name="Text_20_body">Stack FFT frames into a:</text:p>
      <text:p text:style-name="Quotations"><text:span text:style-name="Strong_20_Emphasis">Time × Frequency matrix</text:span></text:p>
      <text:p text:style-name="Text_20_body">This is what AI sees.</text:p>
      <text:p text:style-name="Horizontal_20_Line"/>
      <text:h text:style-name="Heading_20_3" text:outline-level="3"><text:soft-page-break/>Step 6 — ZeroMQ Broadcast</text:h>
      <text:p text:style-name="Text_20_body">Send:</text:p>
      <text:p text:style-name="P2"><text:span text:style-name="Source_20_Text">float spectrogram[time][freq]</text:span></text:p>
      <text:p text:style-name="Text_20_body">via PUB socket.</text:p>
      <text:p text:style-name="Horizontal_20_Line"/>
      <text:h text:style-name="Heading_20_1" text:outline-level="1">6️⃣ AI Inference (Node B — Python)</text:h>
      <text:h text:style-name="Heading_20_2" text:outline-level="2">6.1 Data representation</text:h>
      <text:p text:style-name="Text_20_body">Each sample is:</text:p>
      <text:p text:style-name="P2"><text:span text:style-name="Source_20_Text">[1 × FreqBins × TimeSteps]</text:span></text:p>
      <text:p text:style-name="Text_20_body">Example:</text:p>
      <text:p text:style-name="P2"><text:span text:style-name="Source_20_Text">[1 × 1024 × 64]</text:span></text:p>
      <text:p text:style-name="Horizontal_20_Line"/>
      <text:h text:style-name="Heading_20_2" text:outline-level="2">6.2 Model</text:h>
      <text:p text:style-name="Text_20_body"><text:span text:style-name="Strong_20_Emphasis">Convolutional Autoencoder</text:span></text:p>
      <text:p text:style-name="Text_20_body">Trained only on:</text:p>
      <text:p text:style-name="Quotations">Normal vibration</text:p>
      <text:p text:style-name="Text_20_body">Learns:</text:p>
      <text:p text:style-name="Quotations">What “healthy” looks like</text:p>
      <text:p text:style-name="Horizontal_20_Line"/>
      <text:h text:style-name="Heading_20_2" text:outline-level="2">6.3 Inference logic</text:h>
      <text:p text:style-name="Preformatted_20_Text"><text:span text:style-name="Source_20_Text">Input spectrogram → Encoder → Latent → Decoder → Reconstructed</text:span></text:p>
      <text:p text:style-name="P2"><text:span text:style-name="Source_20_Text">Error = MSE(Input, Reconstructed)</text:span></text:p>
      <text:p text:style-name="Text_20_body">If:</text:p>
      <text:p text:style-name="P2"><text:span text:style-name="Source_20_Text">Error &gt; learned_threshold</text:span></text:p>
      <text:p text:style-name="Text_20_body">→ Anomaly</text:p>
      <text:p text:style-name="Horizontal_20_Line"/>
      <text:h text:style-name="Heading_20_2" text:outline-level="2">6.4 Why Autoencoders?</text:h>
      <text:p text:style-name="Text_20_body">Because:</text:p>
      <text:list text:style-name="L6">
        <text:list-item>
          <text:p text:style-name="P8"><text:soft-page-break/>Fault data is rare</text:p>
        </text:list-item>
        <text:list-item>
          <text:p text:style-name="P8">Normal data is abundant</text:p>
        </text:list-item>
        <text:list-item>
          <text:p text:style-name="P8">We do not need labeled faults</text:p>
        </text:list-item>
      </text:list>
      <text:p text:style-name="Text_20_body">This is <text:span text:style-name="Strong_20_Emphasis">industry-standard</text:span> for condition monitoring.</text:p>
      <text:p text:style-name="Horizontal_20_Line"/>
      <text:h text:style-name="Heading_20_1" text:outline-level="1">7️⃣ AI → Human Translation</text:h>
      <text:p text:style-name="Text_20_body">When anomaly occurs, the system sends:</text:p>
      <text:p text:style-name="P2"><text:span text:style-name="Source_20_Text">{ dominant_freqs, rms, error_score }</text:span></text:p>
      <text:p text:style-name="Text_20_body">To a <text:span text:style-name="Strong_20_Emphasis">local LLM</text:span>:</text:p>
      <text:p text:style-name="Text_20_body">Example prompt:</text:p>
      <text:p text:style-name="Quotations">“Machine shows strong 3× shaft harmonic and rising RMS. Translate this to Marathi for a factory worker.”</text:p>
      <text:p text:style-name="Text_20_body">Output:</text:p>
      <text:p text:style-name="Quotations">“मशीनमध्ये असामान्य कंपन आढळले आहेत. कृपया तपासणी करा.”</text:p>
      <text:p text:style-name="Text_20_body">This converts <text:span text:style-name="Strong_20_Emphasis">technical DSP</text:span> → <text:span text:style-name="Strong_20_Emphasis">human action</text:span>.</text:p>
      <text:p text:style-name="Horizontal_20_Line"/>
      <text:h text:style-name="Heading_20_1" text:outline-level="1">8️⃣ Dashboard (Node C)</text:h>
      <text:p text:style-name="Text_20_body">Live:</text:p>
      <text:list text:style-name="L7">
        <text:list-item>
          <text:p text:style-name="P9">Spectrogram waterfall</text:p>
        </text:list-item>
        <text:list-item>
          <text:p text:style-name="P9">RMS bar</text:p>
        </text:list-item>
        <text:list-item>
          <text:p text:style-name="P9">Anomaly meter</text:p>
        </text:list-item>
        <text:list-item>
          <text:p text:style-name="P9">Translated alerts</text:p>
        </text:list-item>
      </text:list>
      <text:p text:style-name="Text_20_body">This gives <text:span text:style-name="Strong_20_Emphasis">situational awareness</text:span>, like SCADA.</text:p>
      <text:p text:style-name="Horizontal_20_Line"/>
      <text:h text:style-name="Heading_20_1" text:outline-level="1">9️⃣ Fault Simulation Strategy</text:h>
      <text:p text:style-name="Text_20_body">Because real failures are rare:</text:p>
      <text:p text:style-name="Text_20_body">We inject:</text:p>
      <text:list text:style-name="L8">
        <text:list-item>
          <text:p text:style-name="P10">imbalance</text:p>
        </text:list-item>
        <text:list-item>
          <text:p text:style-name="P10">friction</text:p>
        </text:list-item>
        <text:list-item>
          <text:p text:style-name="P10"><text:soft-page-break/>load</text:p>
        </text:list-item>
        <text:list-item>
          <text:p text:style-name="P10">software-generated harmonics</text:p>
        </text:list-item>
      </text:list>
      <text:p text:style-name="Text_20_body">This creates:</text:p>
      <text:list text:style-name="L9">
        <text:list-item>
          <text:p text:style-name="P11">known “normal”</text:p>
        </text:list-item>
        <text:list-item>
          <text:p text:style-name="P11">known “fault”</text:p>
        </text:list-item>
      </text:list>
      <text:p text:style-name="Text_20_body">Which trains &amp; validates the system.</text:p>
      <text:p text:style-name="Horizontal_20_Line"/>
      <text:h text:style-name="Heading_20_1" text:outline-level="1">🔐 10️⃣ Safety &amp; Integrity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Layer</text:p>
            </table:table-cell>
            <table:table-cell table:style-name="Table4.A1" office:value-type="string">
              <text:p text:style-name="Table_20_Heading">Protection</text:p>
            </table:table-cell>
          </table:table-row>
        </table:table-header-rows>
        <table:table-row>
          <table:table-cell table:style-name="Table4.A1" office:value-type="string">
            <text:p text:style-name="Table_20_Contents">Sensor</text:p>
          </table:table-cell>
          <table:table-cell table:style-name="Table4.A1" office:value-type="string">
            <text:p text:style-name="Table_20_Contents">Physical mount</text:p>
          </table:table-cell>
        </table:table-row>
        <table:table-row>
          <table:table-cell table:style-name="Table4.A1" office:value-type="string">
            <text:p text:style-name="Table_20_Contents">DSP</text:p>
          </table:table-cell>
          <table:table-cell table:style-name="Table4.A1" office:value-type="string">
            <text:p text:style-name="Table_20_Contents">Deterministic RMS gate</text:p>
          </table:table-cell>
        </table:table-row>
        <table:table-row>
          <table:table-cell table:style-name="Table4.A1" office:value-type="string">
            <text:p text:style-name="Table_20_Contents">AI</text:p>
          </table:table-cell>
          <table:table-cell table:style-name="Table4.A1" office:value-type="string">
            <text:p text:style-name="Table_20_Contents">Only advisory</text:p>
          </table:table-cell>
        </table:table-row>
        <table:table-row>
          <table:table-cell table:style-name="Table4.A1" office:value-type="string">
            <text:p text:style-name="Table_20_Contents">Network</text:p>
          </table:table-cell>
          <table:table-cell table:style-name="Table4.A1" office:value-type="string">
            <text:p text:style-name="Table_20_Contents">Offline</text:p>
          </table:table-cell>
        </table:table-row>
        <table:table-row>
          <table:table-cell table:style-name="Table4.A1" office:value-type="string">
            <text:p text:style-name="Table_20_Contents">Control</text:p>
          </table:table-cell>
          <table:table-cell table:style-name="Table4.A1" office:value-type="string">
            <text:p text:style-name="Table_20_Contents">No actuators</text:p>
          </table:table-cell>
        </table:table-row>
      </table:table>
      <text:p text:style-name="Text_20_body">This makes Resonance <text:span text:style-name="Strong_20_Emphasis">safe by construction</text:span>.</text:p>
      <text:p text:style-name="Horizontal_20_Line"/>
      <text:h text:style-name="Heading_20_1" text:outline-level="1">11️⃣ Why This Is Real Engineering</text:h>
      <text:p text:style-name="Text_20_body">Resonance matches how:</text:p>
      <text:list text:style-name="L10">
        <text:list-item>
          <text:p text:style-name="P12">SKF</text:p>
        </text:list-item>
        <text:list-item>
          <text:p text:style-name="P12">Siemens</text:p>
        </text:list-item>
        <text:list-item>
          <text:p text:style-name="P12">GE</text:p>
        </text:list-item>
        <text:list-item>
          <text:p text:style-name="P12">Bosch</text:p>
        </text:list-item>
      </text:list>
      <text:p text:style-name="Text_20_body">actually build:</text:p>
      <text:p text:style-name="Quotations"><text:span text:style-name="Strong_20_Emphasis">predictive maintenance systems</text:span></text:p>
      <text:p text:style-name="Text_20_body">Your version is a <text:span text:style-name="Strong_20_Emphasis">low-cost edge prototype of a billion-dollar industry</text:span>.</text:p>
      <text:p text:style-name="Horizontal_20_Line"/>
      <text:h text:style-name="Heading_20_1" text:outline-level="1">12️⃣ What Judges Will See</text:h>
      <text:p text:style-name="Text_20_body">They will see:</text:p>
      <text:list text:style-name="L11">
        <text:list-item>
          <text:p text:style-name="P13">Live FFT</text:p>
        </text:list-item>
        <text:list-item>
          <text:p text:style-name="P13">Real vibration changes</text:p>
        </text:list-item>
        <text:list-item>
          <text:p text:style-name="P13"><text:soft-page-break/>AI anomaly scores</text:p>
        </text:list-item>
        <text:list-item>
          <text:p text:style-name="P13">Human-readable alerts</text:p>
        </text:list-item>
        <text:list-item>
          <text:p text:style-name="P13">Offline architecture</text:p>
        </text:list-item>
        <text:list-item>
          <text:p text:style-name="P13">Safety override logic</text:p>
        </text:list-item>
      </text:list>
      <text:p text:style-name="Text_20_body">That is <text:span text:style-name="Strong_20_Emphasis">far beyond a toy</text:span>.</text:p>
      <text:p text:style-name="Horizontal_20_Line"/>
      <text:h text:style-name="Heading_20_1" text:outline-level="1">13️⃣ What Resonance Actually Is</text:h>
      <text:p text:style-name="Text_20_body">Resonance is:</text:p>
      <text:p text:style-name="Quotations"><text:span text:style-name="Strong_20_Emphasis">A digital stethoscope for machines</text:span></text:p>
      <text:p text:style-name="Text_20_body">Not a chatbot<text:line-break/>Not a school project<text:line-break/>Not a demo toy</text:p>
      <text:p text:style-name="Text_20_body">It is:</text:p>
      <text:p text:style-name="Quotations"><text:span text:style-name="Strong_20_Emphasis">Edge-AI industrial diagnostics</text:span></text:p>
      <text:p text:style-name="P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23:42:58.005266342</meta:creation-date>
    <dc:date>2026-01-28T23:44:02.031112784</dc:date>
    <meta:editing-duration>PT1M5S</meta:editing-duration>
    <meta:editing-cycles>1</meta:editing-cycles>
    <meta:generator>LibreOffice/24.2.7.2$Linux_X86_64 LibreOffice_project/420$Build-2</meta:generator>
    <meta:document-statistic meta:table-count="4" meta:image-count="0" meta:object-count="0" meta:page-count="7" meta:paragraph-count="180" meta:word-count="668" meta:character-count="4017" meta:non-whitespace-character-count="3561"/>
  </office:meta>
</office:document-meta>
</file>